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813ca" officeooo:paragraph-rsid="007813ca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able_20_Contents">
      <style:text-properties style:text-position="0% 100%" officeooo:rsid="007813ca" officeooo:paragraph-rsid="007813ca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7813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6237426352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/text:p>
          </table:table-cell>
        </table:table-row>
      </table:table>
      <text:p text:style-name="Standard"/>
      <text:p text:style-name="P3">Velocidade dos porto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0786519440">
          <table:table-cell table:style-name="Tabla4.A1" office:value-type="string">
            <text:p text:style-name="P5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a velocidade dun porto SATA</text:span></text:p>
          </table:table-cell>
        </table:table-row>
        <table:table-row table:style-name="TableLine10786233856"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 table:style-name="TableLine6237928560">
          <table:table-cell table:style-name="Tabla4.A3" table:number-columns-spanned="2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23:49:02.485341428</dc:date>
    <meta:editing-duration>PT9H26M50S</meta:editing-duration>
    <meta:editing-cycles>164</meta:editing-cycles>
    <meta:generator>LibreOffice_Vanilla/7.2.0.4$MacOSX_AARCH64 LibreOffice_project/9a9c6381e3f7a62afc1329bd359cc48accb6435b</meta:generator>
    <meta:document-statistic meta:table-count="2" meta:image-count="2" meta:object-count="0" meta:page-count="1" meta:paragraph-count="8" meta:word-count="13" meta:character-count="75" meta:non-whitespace-character-count="64"/>
  </office:meta>
</office:document-meta>
</file>